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gradient" draw:fill-gradient-name="Linear_20_blue_2f_white" draw:fill-image-width="0cm" draw:fill-image-height="0cm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fill-gradient-name="Linear_20_blue_2f_white" draw:fill-image-width="0cm" draw:fill-image-height="0cm" draw:textarea-horizontal-align="left" draw:auto-grow-height="true" draw:auto-grow-width="false" fo:min-height="1.85cm" fo:min-width="6.48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26cm" svg:height="20.533cm" svg:x="1.229cm" svg:y="3.327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6.35cm" svg:height="1.27cm" svg:x="9.248cm" svg:y="1.635cm">
          <text:p text:style-name="P2">Initialization Mod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" draw:layer="layout" svg:width="6.985cm" svg:height="1.465cm" svg:x="8.918cm" svg:y="3.98cm">
          <text:p text:style-name="P2">Nearest Neighboring Particle 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" draw:layer="layout" svg:width="7.62cm" svg:height="1.685cm" svg:x="8.616cm" svg:y="6.535cm">
          <text:p text:style-name="P2">Kernel Function and Kernel Derivative Calc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6.198cm" svg:height="2.6cm" svg:x="9.323cm" svg:y="9.345cm">
          <text:p text:style-name="P2">Density Calculation Mod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2.422cm" svg:y1="2.905cm" svg:x2="12.41cm" svg:y2="3.98cm" draw:start-shape="id1" draw:start-glue-point="6" draw:end-shape="id2" draw:end-glue-point="4" svg:d="m12422 2905v538h-12v537">
          <text:p/>
        </draw:connector>
        <draw:connector draw:style-name="gr4" draw:text-style-name="P1" draw:layer="layout" svg:x1="12.41cm" svg:y1="5.445cm" svg:x2="12.425cm" svg:y2="6.535cm" draw:start-shape="id2" draw:start-glue-point="6" draw:end-shape="id3" draw:end-glue-point="4" svg:d="m12410 5445v545h15v545">
          <text:p/>
        </draw:connector>
        <draw:connector draw:style-name="gr4" draw:text-style-name="P1" draw:layer="layout" svg:x1="12.425cm" svg:y1="8.22cm" svg:x2="12.421cm" svg:y2="9.345cm" draw:start-shape="id3" draw:start-glue-point="6" draw:end-shape="id4" draw:end-glue-point="4" svg:d="m12425 8220v563h-4v562">
          <text:p/>
        </draw:connector>
        <draw:custom-shape draw:style-name="gr3" draw:text-style-name="P2" draw:id="id5" draw:layer="layout" svg:width="5.78cm" svg:height="2.095cm" svg:x="1.8cm" svg:y="14.85cm">
          <text:p text:style-name="P2">Calculation of Density Change R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6" draw:layer="layout" svg:width="6.35cm" svg:height="1.06cm" svg:x="15.275cm" svg:y="11.875cm">
          <text:p text:style-name="P2">Summation of Densit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9.323cm" svg:y1="10.644cm" svg:x2="4.689cm" svg:y2="14.85cm" draw:start-shape="id4" draw:start-glue-point="5" draw:end-shape="id5" draw:end-glue-point="4" svg:d="m9323 10644h-4634v4206">
          <text:p/>
        </draw:connector>
        <draw:connector draw:style-name="gr4" draw:text-style-name="P1" draw:layer="layout" svg:x1="15.521cm" svg:y1="10.644cm" svg:x2="18.449cm" svg:y2="11.875cm" draw:start-shape="id4" draw:start-glue-point="7" draw:end-shape="id6" draw:end-glue-point="4" svg:d="m15521 10644h2928v1231">
          <text:p/>
        </draw:connector>
        <draw:custom-shape draw:style-name="gr3" draw:text-style-name="P2" draw:id="id8" draw:layer="layout" svg:width="6.985cm" svg:height="1.795cm" svg:x="9.22cm" svg:y="15.585cm">
          <text:p text:style-name="P2">Forces Calculation (Including artificial viscous force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8.255cm" svg:height="1.905cm" svg:x="8.57cm" svg:y="18.72cm">
          <text:p text:style-name="P3">Calculation of Energy &amp; Momentum Change R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1.782cm" svg:x1="4.689cm" svg:y1="16.945cm" svg:x2="11.442cm" svg:y2="22.13cm" draw:start-shape="id5" draw:start-glue-point="6" draw:end-shape="id7" draw:end-glue-point="4" svg:d="m4689 16945v4375h6753v810">
          <text:p/>
        </draw:connector>
        <draw:connector draw:style-name="gr5" draw:text-style-name="P1" draw:layer="layout" draw:line-skew="-0.278cm 0.57cm" svg:x1="9.323cm" svg:y1="10.644cm" svg:x2="12.712cm" svg:y2="15.585cm" draw:start-shape="id4" draw:start-glue-point="5" draw:end-shape="id8" draw:end-glue-point="4" svg:d="m9323 10644h-779v3691h4168v1250">
          <text:p/>
        </draw:connector>
        <draw:connector draw:style-name="gr5" draw:text-style-name="P1" draw:layer="layout" draw:line-skew="0.075cm" svg:x1="18.449cm" svg:y1="12.935cm" svg:x2="12.712cm" svg:y2="15.585cm" draw:start-shape="id6" draw:start-glue-point="6" draw:end-shape="id8" svg:d="m18449 12935v1400h-5737v1250">
          <text:p/>
        </draw:connector>
        <draw:connector draw:style-name="gr5" draw:text-style-name="P1" draw:layer="layout" svg:x1="12.712cm" svg:y1="17.38cm" svg:x2="12.697cm" svg:y2="18.72cm" draw:start-shape="id8" draw:start-glue-point="6" draw:end-shape="id9" draw:end-glue-point="4" svg:d="m12712 17380v670h-15v670">
          <text:p/>
        </draw:connector>
        <draw:custom-shape draw:style-name="gr3" draw:text-style-name="P3" draw:id="id7" draw:layer="layout" svg:width="8.255cm" svg:height="1.27cm" svg:x="7.315cm" svg:y="22.13cm">
          <text:p text:style-name="P3">Update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-0.058cm" svg:x1="12.697cm" svg:y1="20.625cm" svg:x2="11.442cm" svg:y2="22.13cm" draw:start-shape="id9" draw:start-glue-point="6" draw:end-shape="id7" draw:end-glue-point="4" svg:d="m12697 20625v695h-1255v810">
          <text:p/>
        </draw:connector>
        <draw:custom-shape draw:style-name="gr3" draw:text-style-name="P3" draw:id="id10" draw:layer="layout" svg:width="6.998cm" svg:height="1.27cm" svg:x="7.942cm" svg:y="24.83cm">
          <text:p text:style-name="P3">Output Modu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442cm" svg:y1="23.4cm" svg:x2="11.44cm" svg:y2="24.83cm" draw:start-shape="id7" draw:start-glue-point="6" draw:end-shape="id10" draw:end-glue-point="4" svg:d="m11442 23400v716h-2v714">
          <text:p/>
        </draw:connector>
        <draw:frame draw:style-name="gr6" draw:text-style-name="P4" draw:layer="layout" svg:width="6.533cm" svg:height="2.1cm" svg:x="16.345cm" svg:y="3.68cm">
          <draw:text-box>
            <text:p text:style-name="P4"><text:span text:style-name="T1">Main computation loop</text:span></text:p>
            <text:p text:style-name="P5"><text:span text:style-name="T1"><text:s/></text:span><text:span text:style-name="T1">(repeated for each time ste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78cm" fo:page-height="28.1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30T10:24:52</meta:creation-date>
    <dc:date>2010-06-30T11:41:26</dc:date>
    <meta:editing-duration>PT00H30M02S</meta:editing-duration>
    <meta:editing-cycles>7</meta:editing-cycles>
    <meta:generator>OpenOffice.org/3.1$Linux OpenOffice.org_project/310m21$Build-9319</meta:generator>
    <meta:document-statistic meta:object-count="23"/>
  </office:meta>
</office:document-meta>
</file>